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1000002E0C1CB133C6B7D401E.png" manifest:media-type="image/png"/>
  <manifest:file-entry manifest:full-path="Pictures/100000000000034F000000A8E51334BB6D3E49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15.247cm" draw:z-index="0"><draw:image xlink:href="Pictures/1000000000000351000002E0C1CB133C6B7D401E.png" xlink:type="simple" xlink:show="embed" xlink:actuate="onLoad" loext:mime-type="image/png"/></draw:frame></text:p>
      <text:p text:style-name="Standard"/>
      <text:p text:style-name="Standard"><draw:frame draw:style-name="fr2" draw:name="Imagen2" text:anchor-type="paragraph" svg:width="17.59cm" svg:height="3.487cm" draw:z-index="1"><draw:image xlink:href="Pictures/100000000000034F000000A8E51334BB6D3E49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1:14:59.387000000</meta:creation-date>
    <dc:date>2019-10-11T21:15:58.596000000</dc:date>
    <meta:editing-duration>PT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2.3.2$Windows_X86_64 LibreOffice_project/aecc05fe267cc68dde00352a451aa867b3b546ac</meta:generator>
  </office:meta>
</office:document-meta>
</file>